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47.92mm"/>
    </style:style>
    <style:style style:name="co5" style:family="table-column">
      <style:table-column-properties fo:break-before="auto" style:column-width="46.0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99pt solid #80808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3.49mm" svg:height="96.58mm" svg:x="210.27mm" svg:y="0.75mm">
            <draw:object draw:notify-on-update-of-ranges="Sheet1.B1:Sheet1.B1 Sheet1.B2:Sheet1.B12 Sheet1.C1:Sheet1.C1 Sheet1.C2:Sheet1.C12 Sheet1.D1:Sheet1.D1 Sheet1.D2:Sheet1.D12 Sheet1.E1:Sheet1.E1 Sheet1.E2:Sheet1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9.1mm" svg:height="134.49mm" svg:x="75.18mm" svg:y="117.4mm">
            <draw:object draw:notify-on-update-of-ranges="Sheet1.B14:Sheet1.B14 Sheet1.B15:Sheet1.B25 Sheet1.C14:Sheet1.C14 Sheet1.C15:Sheet1.C25 Sheet1.D14:Sheet1.D14 Sheet1.D15:Sheet1.D25 Sheet1.E14:Sheet1.E14 Sheet1.E15:Sheet1.E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row table:style-name="ro1">
          <table:table-cell table:style-name="ce1" office:value-type="string" calcext:value-type="string">
            <text:p>Nº de Componentes 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. locales</text:p>
          </table:table-cell>
          <table:table-cell table:style-name="ce1" office:value-type="string" calcext:value-type="string">
            <text:p>Tiempo para vect. globales</text:p>
          </table:table-cell>
          <table:table-cell table:style-name="ce1" office:value-type="string" calcext:value-type="string">
            <text:p>Tiempo para vect. dinámico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[.A2]*8" office:value-type="float" office:value="524288" calcext:value-type="float">
            <text:p>524288</text:p>
          </table:table-cell>
          <table:table-cell office:value-type="float" office:value="0.000477043" calcext:value-type="float">
            <text:p>0,000477043</text:p>
          </table:table-cell>
          <table:table-cell office:value-type="float" office:value="0.00056334" calcext:value-type="float">
            <text:p>0,00056334</text:p>
          </table:table-cell>
          <table:table-cell office:value-type="float" office:value="0.000467013" calcext:value-type="float">
            <text:p>0,000467013</text:p>
          </table:table-cell>
        </table:table-row>
        <table:table-row table:style-name="ro1">
          <table:table-cell table:style-name="ce3" office:value-type="float" office:value="131072" calcext:value-type="float">
            <text:p>131072</text:p>
          </table:table-cell>
          <table:table-cell table:formula="of:=[.A3]*8" office:value-type="float" office:value="1048576" calcext:value-type="float">
            <text:p>1048576</text:p>
          </table:table-cell>
          <table:table-cell table:style-name="ce7" office:value-type="float" office:value="0.000910645" calcext:value-type="float">
            <text:p>0,000910645</text:p>
          </table:table-cell>
          <table:table-cell table:style-name="ce7" office:value-type="float" office:value="0.000511091" calcext:value-type="float">
            <text:p>0,000511091</text:p>
          </table:table-cell>
          <table:table-cell table:style-name="ce7" office:value-type="float" office:value="0.000939864" calcext:value-type="float">
            <text:p>0,000939864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[.A4]*8" office:value-type="float" office:value="2097152" calcext:value-type="float">
            <text:p>2097152</text:p>
          </table:table-cell>
          <table:table-cell office:value-type="float" office:value="0.001881268" calcext:value-type="float">
            <text:p>0,001881268</text:p>
          </table:table-cell>
          <table:table-cell office:value-type="float" office:value="0.001456178" calcext:value-type="float">
            <text:p>0,001456178</text:p>
          </table:table-cell>
          <table:table-cell office:value-type="float" office:value="0.001884046" calcext:value-type="float">
            <text:p>0,001884046</text:p>
          </table:table-cell>
        </table:table-row>
        <table:table-row table:style-name="ro1">
          <table:table-cell table:style-name="ce3" office:value-type="float" office:value="524288" calcext:value-type="float">
            <text:p>524288</text:p>
          </table:table-cell>
          <table:table-cell table:formula="of:=[.A5]*8" office:value-type="float" office:value="4194304" calcext:value-type="float">
            <text:p>4194304</text:p>
          </table:table-cell>
          <table:table-cell table:style-name="ce7" office:value-type="float" office:value="0.002893137" calcext:value-type="float">
            <text:p>0,002893137</text:p>
          </table:table-cell>
          <table:table-cell table:style-name="ce7" office:value-type="float" office:value="0.002895745" calcext:value-type="float">
            <text:p>0,002895745</text:p>
          </table:table-cell>
          <table:table-cell table:style-name="ce7" office:value-type="float" office:value="0.002978039" calcext:value-type="float">
            <text:p>0,002978039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[.A6]*8" office:value-type="float" office:value="8388608" calcext:value-type="float">
            <text:p>8388608</text:p>
          </table:table-cell>
          <table:table-cell/>
          <table:table-cell office:value-type="float" office:value="0.0056777" calcext:value-type="float">
            <text:p>0,0056777</text:p>
          </table:table-cell>
          <table:table-cell office:value-type="float" office:value="0.005279473" calcext:value-type="float">
            <text:p>0,005279473</text:p>
          </table:table-cell>
        </table:table-row>
        <table:table-row table:style-name="ro1">
          <table:table-cell table:style-name="ce3" office:value-type="float" office:value="2097152" calcext:value-type="float">
            <text:p>2097152</text:p>
          </table:table-cell>
          <table:table-cell table:formula="of:=[.A7]*8" office:value-type="float" office:value="16777216" calcext:value-type="float">
            <text:p>16777216</text:p>
          </table:table-cell>
          <table:table-cell table:style-name="ce7"/>
          <table:table-cell table:style-name="ce7" office:value-type="float" office:value="0.010370095" calcext:value-type="float">
            <text:p>0,010370095</text:p>
          </table:table-cell>
          <table:table-cell table:style-name="ce7" office:value-type="float" office:value="0.009474164" calcext:value-type="float">
            <text:p>0,00947416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[.A8]*8" office:value-type="float" office:value="33554432" calcext:value-type="float">
            <text:p>33554432</text:p>
          </table:table-cell>
          <table:table-cell/>
          <table:table-cell office:value-type="float" office:value="0.019406058" calcext:value-type="float">
            <text:p>0,019406058</text:p>
          </table:table-cell>
          <table:table-cell office:value-type="float" office:value="0.017322818" calcext:value-type="float">
            <text:p>0,017322818</text:p>
          </table:table-cell>
        </table:table-row>
        <table:table-row table:style-name="ro1">
          <table:table-cell table:style-name="ce3" office:value-type="float" office:value="8388608" calcext:value-type="float">
            <text:p>8388608</text:p>
          </table:table-cell>
          <table:table-cell table:formula="of:=[.A9]*8" office:value-type="float" office:value="67108864" calcext:value-type="float">
            <text:p>67108864</text:p>
          </table:table-cell>
          <table:table-cell table:style-name="ce7"/>
          <table:table-cell table:style-name="ce7" office:value-type="float" office:value="0.036505557" calcext:value-type="float">
            <text:p>0,036505557</text:p>
          </table:table-cell>
          <table:table-cell table:style-name="ce7" office:value-type="float" office:value="0.032983131" calcext:value-type="float">
            <text:p>0,03298313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formula="of:=[.A10]*8" office:value-type="float" office:value="134217728" calcext:value-type="float">
            <text:p>134217728</text:p>
          </table:table-cell>
          <table:table-cell/>
          <table:table-cell office:value-type="float" office:value="0.073091868" calcext:value-type="float">
            <text:p>0,073091868</text:p>
          </table:table-cell>
          <table:table-cell office:value-type="float" office:value="0.065174684" calcext:value-type="float">
            <text:p>0,065174684</text:p>
          </table:table-cell>
        </table:table-row>
        <table:table-row table:style-name="ro1">
          <table:table-cell table:style-name="ce3" office:value-type="float" office:value="33554432" calcext:value-type="float">
            <text:p>33554432</text:p>
          </table:table-cell>
          <table:table-cell table:formula="of:=[.A11]*8" office:value-type="float" office:value="268435456" calcext:value-type="float">
            <text:p>268435456</text:p>
          </table:table-cell>
          <table:table-cell table:style-name="ce7"/>
          <table:table-cell table:style-name="ce7" office:value-type="float" office:value="0.144019636" calcext:value-type="float">
            <text:p>0,144019636</text:p>
          </table:table-cell>
          <table:table-cell table:style-name="ce7" office:value-type="float" office:value="0.129763834" calcext:value-type="float">
            <text:p>0,129763834</text:p>
          </table:table-cell>
        </table:table-row>
        <table:table-row table:style-name="ro1">
          <table:table-cell table:style-name="ce4" office:value-type="float" office:value="67108864" calcext:value-type="float">
            <text:p>67108864</text:p>
          </table:table-cell>
          <table:table-cell table:formula="of:=[.A12]*8" office:value-type="float" office:value="536870912" calcext:value-type="float">
            <text:p>536870912</text:p>
          </table:table-cell>
          <table:table-cell table:style-name="ce8" table:number-columns-repeated="2"/>
          <table:table-cell table:style-name="ce8" office:value-type="float" office:value="0.257395414" calcext:value-type="float">
            <text:p>0,257395414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Nº de Componentes 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. locales</text:p>
          </table:table-cell>
          <table:table-cell table:style-name="ce1" office:value-type="string" calcext:value-type="string">
            <text:p>Tiempo para vect. globales</text:p>
          </table:table-cell>
          <table:table-cell table:style-name="ce1" office:value-type="string" calcext:value-type="string">
            <text:p>Tiempo para vect. dinámico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[.A15]*8" office:value-type="float" office:value="524288" calcext:value-type="float">
            <text:p>524288</text:p>
          </table:table-cell>
          <table:table-cell office:value-type="float" office:value="0.0002662" calcext:value-type="float">
            <text:p>0,0002662</text:p>
          </table:table-cell>
          <table:table-cell office:value-type="float" office:value="0.000275424" calcext:value-type="float">
            <text:p>0,000275424</text:p>
          </table:table-cell>
          <table:table-cell office:value-type="float" office:value="0.000276659" calcext:value-type="float">
            <text:p>0,000276659</text:p>
          </table:table-cell>
        </table:table-row>
        <table:table-row table:style-name="ro1">
          <table:table-cell table:style-name="ce3" office:value-type="float" office:value="131072" calcext:value-type="float">
            <text:p>131072</text:p>
          </table:table-cell>
          <table:table-cell table:formula="of:=[.A16]*8" office:value-type="float" office:value="1048576" calcext:value-type="float">
            <text:p>1048576</text:p>
          </table:table-cell>
          <table:table-cell table:style-name="ce7" office:value-type="float" office:value="0.00073831" calcext:value-type="float">
            <text:p>0,00073831</text:p>
          </table:table-cell>
          <table:table-cell table:style-name="ce7" office:value-type="float" office:value="0.000557976" calcext:value-type="float">
            <text:p>0,000557976</text:p>
          </table:table-cell>
          <table:table-cell table:style-name="ce7" office:value-type="float" office:value="0.000740787" calcext:value-type="float">
            <text:p>0,000740787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[.A17]*8" office:value-type="float" office:value="2097152" calcext:value-type="float">
            <text:p>2097152</text:p>
          </table:table-cell>
          <table:table-cell office:value-type="float" office:value="0.001367572" calcext:value-type="float">
            <text:p>0,001367572</text:p>
          </table:table-cell>
          <table:table-cell office:value-type="float" office:value="0.001522643" calcext:value-type="float">
            <text:p>0,001522643</text:p>
          </table:table-cell>
          <table:table-cell office:value-type="float" office:value="0.001852146" calcext:value-type="float">
            <text:p>0,001852146</text:p>
          </table:table-cell>
        </table:table-row>
        <table:table-row table:style-name="ro1">
          <table:table-cell table:style-name="ce3" office:value-type="float" office:value="524288" calcext:value-type="float">
            <text:p>524288</text:p>
          </table:table-cell>
          <table:table-cell table:formula="of:=[.A18]*8" office:value-type="float" office:value="4194304" calcext:value-type="float">
            <text:p>4194304</text:p>
          </table:table-cell>
          <table:table-cell table:style-name="ce7"/>
          <table:table-cell table:style-name="ce7" office:value-type="float" office:value="0.002336806" calcext:value-type="float">
            <text:p>0,002336806</text:p>
          </table:table-cell>
          <table:table-cell table:style-name="ce7" office:value-type="float" office:value="0.002381669" calcext:value-type="float">
            <text:p>0,002381669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[.A19]*8" office:value-type="float" office:value="8388608" calcext:value-type="float">
            <text:p>8388608</text:p>
          </table:table-cell>
          <table:table-cell/>
          <table:table-cell office:value-type="float" office:value="0.005211347" calcext:value-type="float">
            <text:p>0,005211347</text:p>
          </table:table-cell>
          <table:table-cell office:value-type="float" office:value="0.004873994" calcext:value-type="float">
            <text:p>0,004873994</text:p>
          </table:table-cell>
        </table:table-row>
        <table:table-row table:style-name="ro1">
          <table:table-cell table:style-name="ce3" office:value-type="float" office:value="2097152" calcext:value-type="float">
            <text:p>2097152</text:p>
          </table:table-cell>
          <table:table-cell table:formula="of:=[.A20]*8" office:value-type="float" office:value="16777216" calcext:value-type="float">
            <text:p>16777216</text:p>
          </table:table-cell>
          <table:table-cell table:style-name="ce7"/>
          <table:table-cell table:style-name="ce7" office:value-type="float" office:value="0.008075152" calcext:value-type="float">
            <text:p>0,008075152</text:p>
          </table:table-cell>
          <table:table-cell table:style-name="ce7" office:value-type="float" office:value="0.00833362" calcext:value-type="float">
            <text:p>0,0083336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[.A21]*8" office:value-type="float" office:value="33554432" calcext:value-type="float">
            <text:p>33554432</text:p>
          </table:table-cell>
          <table:table-cell/>
          <table:table-cell office:value-type="float" office:value="0.015921711" calcext:value-type="float">
            <text:p>0,015921711</text:p>
          </table:table-cell>
          <table:table-cell office:value-type="float" office:value="0.015788736" calcext:value-type="float">
            <text:p>0,015788736</text:p>
          </table:table-cell>
        </table:table-row>
        <table:table-row table:style-name="ro1">
          <table:table-cell table:style-name="ce3" office:value-type="float" office:value="8388608" calcext:value-type="float">
            <text:p>8388608</text:p>
          </table:table-cell>
          <table:table-cell table:formula="of:=[.A22]*8" office:value-type="float" office:value="67108864" calcext:value-type="float">
            <text:p>67108864</text:p>
          </table:table-cell>
          <table:table-cell table:style-name="ce7"/>
          <table:table-cell table:style-name="ce7" office:value-type="float" office:value="0.029708806" calcext:value-type="float">
            <text:p>0,029708806</text:p>
          </table:table-cell>
          <table:table-cell table:style-name="ce7" office:value-type="float" office:value="0.029212335" calcext:value-type="float">
            <text:p>0,029212335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formula="of:=[.A23]*8" office:value-type="float" office:value="134217728" calcext:value-type="float">
            <text:p>134217728</text:p>
          </table:table-cell>
          <table:table-cell/>
          <table:table-cell office:value-type="float" office:value="0.05716565" calcext:value-type="float">
            <text:p>0,05716565</text:p>
          </table:table-cell>
          <table:table-cell office:value-type="float" office:value="0.058444054" calcext:value-type="float">
            <text:p>0,058444054</text:p>
          </table:table-cell>
        </table:table-row>
        <table:table-row table:style-name="ro1">
          <table:table-cell table:style-name="ce3" office:value-type="float" office:value="33554432" calcext:value-type="float">
            <text:p>33554432</text:p>
          </table:table-cell>
          <table:table-cell table:formula="of:=[.A24]*8" office:value-type="float" office:value="268435456" calcext:value-type="float">
            <text:p>268435456</text:p>
          </table:table-cell>
          <table:table-cell table:style-name="ce7"/>
          <table:table-cell table:style-name="ce7" office:value-type="float" office:value="0.113889759" calcext:value-type="float">
            <text:p>0,113889759</text:p>
          </table:table-cell>
          <table:table-cell table:style-name="ce7" office:value-type="float" office:value="0.114217549" calcext:value-type="float">
            <text:p>0,114217549</text:p>
          </table:table-cell>
        </table:table-row>
        <table:table-row table:style-name="ro1">
          <table:table-cell table:style-name="ce4" office:value-type="float" office:value="67108864" calcext:value-type="float">
            <text:p>67108864</text:p>
          </table:table-cell>
          <table:table-cell table:formula="of:=[.A25]*8" office:value-type="float" office:value="536870912" calcext:value-type="float">
            <text:p>536870912</text:p>
          </table:table-cell>
          <table:table-cell table:style-name="ce8" table:number-columns-repeated="2"/>
          <table:table-cell table:style-name="ce8" office:value-type="float" office:value="0.224113958" calcext:value-type="float">
            <text:p>0,2241139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ource Han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 style:data-style-name="N2" text:time-value="17:30:18.217039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2:21:42.444455494</meta:creation-date>
    <dc:date>2019-03-12T18:13:59.648041397</dc:date>
    <meta:editing-duration>PT45M10S</meta:editing-duration>
    <meta:editing-cycles>7</meta:editing-cycles>
    <meta:generator>LibreOffice/6.2.1.2$Linux_X86_64 LibreOffice_project/20$Build-2</meta:generator>
    <meta:document-statistic meta:table-count="1" meta:cell-count="1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35cm" svg:height="9.659cm" xlink:href=".." xlink:type="simple" chart:class="chart:bar" chart:style-name="ch1">
        <chart:legend chart:legend-position="end" svg:x="16.15cm" svg:y="4.032cm" style:legend-expansion="high" chart:style-name="ch2"/>
        <chart:plot-area chart:style-name="ch3" table:cell-range-address="Sheet1.B1:Sheet1.E12" chart:data-source-has-labels="both" svg:x="0.427cm" svg:y="0.193cm" svg:width="15.296cm" svg:height="9.273cm">
          <chartooo:coordinate-region svg:x="1.339cm" svg:y="0.193cm" svg:width="14.384cm" svg:height="7.363cm"/>
          <chart:axis chart:dimension="x" chart:name="primary-x" chart:style-name="ch4" chartooo:axis-type="auto">
            <chartooo:date-scale/>
            <chart:categories table:cell-range-address="Sheet1.B2:Sheet1.B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2" chart:label-cell-address="Sheet1.C1:Sheet1.C1" chart:class="chart:bar">
            <chart:data-point chart:repeated="11"/>
          </chart:series>
          <chart:series chart:style-name="ch8" chart:values-cell-range-address="Sheet1.D2:Sheet1.D12" chart:label-cell-address="Sheet1.D1:Sheet1.D1" chart:class="chart:bar">
            <chart:data-point chart:repeated="11"/>
          </chart:series>
          <chart:series chart:style-name="ch9" chart:values-cell-range-address="Sheet1.E2:Sheet1.E12" chart:label-cell-address="Sheet1.E1:Sheet1.E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para vect. locales</text:p>
                <draw:g>
                  <svg:desc>Sheet1.C1:Sheet1.C1</svg:desc>
                </draw:g>
              </table:table-cell>
              <table:table-cell office:value-type="string">
                <text:p>Tiempo para vect. globales</text:p>
                <draw:g>
                  <svg:desc>Sheet1.D1:Sheet1.D1</svg:desc>
                </draw:g>
              </table:table-cell>
              <table:table-cell office:value-type="string">
                <text:p>Tiempo para vect. dinámico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88</text:p>
                <draw:g>
                  <svg:desc>Sheet1.B2:Sheet1.B12</svg:desc>
                </draw:g>
              </table:table-cell>
              <table:table-cell office:value-type="float" office:value="0.000477043">
                <text:p>0.000477043</text:p>
                <draw:g>
                  <svg:desc>Sheet1.C2:Sheet1.C12</svg:desc>
                </draw:g>
              </table:table-cell>
              <table:table-cell office:value-type="float" office:value="0.00056334">
                <text:p>0.00056334</text:p>
                <draw:g>
                  <svg:desc>Sheet1.D2:Sheet1.D12</svg:desc>
                </draw:g>
              </table:table-cell>
              <table:table-cell office:value-type="float" office:value="0.000467013">
                <text:p>0.000467013</text:p>
                <draw:g>
                  <svg:desc>Sheet1.E2:Sheet1.E12</svg:desc>
                </draw:g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0910645">
                <text:p>0.000910645</text:p>
              </table:table-cell>
              <table:table-cell office:value-type="float" office:value="0.000511091">
                <text:p>0.000511091</text:p>
              </table:table-cell>
              <table:table-cell office:value-type="float" office:value="0.000939864">
                <text:p>0.000939864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01881268">
                <text:p>0.001881268</text:p>
              </table:table-cell>
              <table:table-cell office:value-type="float" office:value="0.001456178">
                <text:p>0.001456178</text:p>
              </table:table-cell>
              <table:table-cell office:value-type="float" office:value="0.001884046">
                <text:p>0.00188404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02893137">
                <text:p>0.002893137</text:p>
              </table:table-cell>
              <table:table-cell office:value-type="float" office:value="0.002895745">
                <text:p>0.002895745</text:p>
              </table:table-cell>
              <table:table-cell office:value-type="float" office:value="0.002978039">
                <text:p>0.002978039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56777">
                <text:p>0.0056777</text:p>
              </table:table-cell>
              <table:table-cell office:value-type="float" office:value="0.005279473">
                <text:p>0.005279473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10370095">
                <text:p>0.010370095</text:p>
              </table:table-cell>
              <table:table-cell office:value-type="float" office:value="0.009474164">
                <text:p>0.009474164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19406058">
                <text:p>0.019406058</text:p>
              </table:table-cell>
              <table:table-cell office:value-type="float" office:value="0.017322818">
                <text:p>0.017322818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36505557">
                <text:p>0.036505557</text:p>
              </table:table-cell>
              <table:table-cell office:value-type="float" office:value="0.032983131">
                <text:p>0.032983131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73091868">
                <text:p>0.073091868</text:p>
              </table:table-cell>
              <table:table-cell office:value-type="float" office:value="0.065174684">
                <text:p>0.065174684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44019636">
                <text:p>0.144019636</text:p>
              </table:table-cell>
              <table:table-cell office:value-type="float" office:value="0.129763834">
                <text:p>0.129763834</text:p>
              </table:table-cell>
            </table:table-row>
            <table:table-row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7395414">
                <text:p>0.2573954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11cm" svg:height="13.45cm" xlink:href=".." xlink:type="simple" chart:class="chart:bar" chart:style-name="ch1">
        <chart:legend chart:legend-position="end" svg:x="18.711cm" svg:y="5.928cm" style:legend-expansion="high" chart:style-name="ch2"/>
        <chart:plot-area chart:style-name="ch3" table:cell-range-address="Sheet1.B14:Sheet1.E25" chart:data-source-has-labels="both" svg:x="0.478cm" svg:y="0.269cm" svg:width="17.755cm" svg:height="12.912cm">
          <chartooo:coordinate-region svg:x="1.39cm" svg:y="0.269cm" svg:width="16.843cm" svg:height="11.003cm"/>
          <chart:axis chart:dimension="x" chart:name="primary-x" chart:style-name="ch4" chartooo:axis-type="auto">
            <chartooo:date-scale/>
            <chart:categories table:cell-range-address="Sheet1.B15:Sheet1.B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15:Sheet1.C25" chart:label-cell-address="Sheet1.C14:Sheet1.C14" chart:class="chart:bar">
            <chart:data-point chart:repeated="11"/>
          </chart:series>
          <chart:series chart:style-name="ch8" chart:values-cell-range-address="Sheet1.D15:Sheet1.D25" chart:label-cell-address="Sheet1.D14:Sheet1.D14" chart:class="chart:bar">
            <chart:data-point chart:repeated="11"/>
          </chart:series>
          <chart:series chart:style-name="ch9" chart:values-cell-range-address="Sheet1.E15:Sheet1.E25" chart:label-cell-address="Sheet1.E14:Sheet1.E14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para vect. locales</text:p>
                <draw:g>
                  <svg:desc>Sheet1.C14:Sheet1.C14</svg:desc>
                </draw:g>
              </table:table-cell>
              <table:table-cell office:value-type="string">
                <text:p>Tiempo para vect. globales</text:p>
                <draw:g>
                  <svg:desc>Sheet1.D14:Sheet1.D14</svg:desc>
                </draw:g>
              </table:table-cell>
              <table:table-cell office:value-type="string">
                <text:p>Tiempo para vect. dinámicos</text:p>
                <draw:g>
                  <svg:desc>Sheet1.E14:Sheet1.E14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88</text:p>
                <draw:g>
                  <svg:desc>Sheet1.B15:Sheet1.B25</svg:desc>
                </draw:g>
              </table:table-cell>
              <table:table-cell office:value-type="float" office:value="0.0002662">
                <text:p>0.0002662</text:p>
                <draw:g>
                  <svg:desc>Sheet1.C15:Sheet1.C25</svg:desc>
                </draw:g>
              </table:table-cell>
              <table:table-cell office:value-type="float" office:value="0.000275424">
                <text:p>0.000275424</text:p>
                <draw:g>
                  <svg:desc>Sheet1.D15:Sheet1.D25</svg:desc>
                </draw:g>
              </table:table-cell>
              <table:table-cell office:value-type="float" office:value="0.000276659">
                <text:p>0.000276659</text:p>
                <draw:g>
                  <svg:desc>Sheet1.E15:Sheet1.E25</svg:desc>
                </draw:g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073831">
                <text:p>0.00073831</text:p>
              </table:table-cell>
              <table:table-cell office:value-type="float" office:value="0.000557976">
                <text:p>0.000557976</text:p>
              </table:table-cell>
              <table:table-cell office:value-type="float" office:value="0.000740787">
                <text:p>0.000740787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01367572">
                <text:p>0.001367572</text:p>
              </table:table-cell>
              <table:table-cell office:value-type="float" office:value="0.001522643">
                <text:p>0.001522643</text:p>
              </table:table-cell>
              <table:table-cell office:value-type="float" office:value="0.001852146">
                <text:p>0.00185214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2336806">
                <text:p>0.002336806</text:p>
              </table:table-cell>
              <table:table-cell office:value-type="float" office:value="0.002381669">
                <text:p>0.002381669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5211347">
                <text:p>0.005211347</text:p>
              </table:table-cell>
              <table:table-cell office:value-type="float" office:value="0.004873994">
                <text:p>0.004873994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08075152">
                <text:p>0.008075152</text:p>
              </table:table-cell>
              <table:table-cell office:value-type="float" office:value="0.00833362">
                <text:p>0.00833362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15921711">
                <text:p>0.015921711</text:p>
              </table:table-cell>
              <table:table-cell office:value-type="float" office:value="0.015788736">
                <text:p>0.015788736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29708806">
                <text:p>0.029708806</text:p>
              </table:table-cell>
              <table:table-cell office:value-type="float" office:value="0.029212335">
                <text:p>0.029212335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5716565">
                <text:p>0.05716565</text:p>
              </table:table-cell>
              <table:table-cell office:value-type="float" office:value="0.058444054">
                <text:p>0.058444054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13889759">
                <text:p>0.113889759</text:p>
              </table:table-cell>
              <table:table-cell office:value-type="float" office:value="0.114217549">
                <text:p>0.114217549</text:p>
              </table:table-cell>
            </table:table-row>
            <table:table-row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113958">
                <text:p>0.2241139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